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95d56"/>
    </style:style>
    <style:style style:name="P2" style:family="paragraph" style:parent-style-name="Preformatted_20_Text">
      <style:text-properties fo:font-variant="normal" fo:text-transform="none" fo:color="#333333" style:font-name="monospace" fo:font-size="10.5pt" fo:letter-spacing="normal" fo:font-style="normal" fo:font-weight="normal" officeooo:rsid="00195d56"/>
    </style:style>
    <style:style style:name="P3" style:family="paragraph" style:parent-style-name="Preformatted_20_Text">
      <style:text-properties fo:font-variant="normal" fo:text-transform="none" fo:color="#333333" style:font-name="monospace" fo:font-size="10.5pt" fo:letter-spacing="normal" fo:font-style="normal" fo:font-weight="normal" officeooo:rsid="00195d56" officeooo:paragraph-rsid="00195d56"/>
    </style:style>
    <style:style style:name="P4" style:family="paragraph" style:parent-style-name="Preformatted_20_Text">
      <style:text-properties fo:font-variant="normal" fo:text-transform="none" fo:color="#333333" style:font-name="monospace" fo:font-size="10.5pt" fo:letter-spacing="normal" fo:font-style="normal" fo:font-weight="normal" officeooo:paragraph-rsid="00195d5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it设置http代理服务器</text:p>
      <text:p text:style-name="P2">git config --global http.proxy http://代理服务器账号:代理服务器密码@代理服务器域名:代理服务器端口(808)</text:p>
      <text:p text:style-name="P2"/>
      <text:p text:style-name="P2"/>
      <text:p text:style-name="P2">重置代理</text:p>
      <text:p text:style-name="P2">git config --global --unset http.proxy</text:p>
      <text:p text:style-name="P2"/>
      <text:p text:style-name="P2">检查当前的代理设置</text:p>
      <text:p text:style-name="P4">git config --global --get http.proxy</text:p>
      <text:p text:style-name="P3"/>
      <text:p text:style-name="P2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0T16:35:14.992324725</meta:creation-date>
    <dc:date>2019-09-10T16:37:41.344884819</dc:date>
    <meta:editing-duration>PT2M27S</meta:editing-duration>
    <meta:editing-cycles>1</meta:editing-cycles>
    <meta:generator>LibreOffice/5.1.6.2$Linux_X86_64 LibreOffice_project/10m0$Build-2</meta:generator>
    <meta:document-statistic meta:table-count="0" meta:image-count="0" meta:object-count="0" meta:page-count="1" meta:paragraph-count="6" meta:word-count="74" meta:character-count="175" meta:non-whitespace-character-count="163"/>
  </office:meta>
</office:document-meta>
</file>